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Gothic" svg:font-family="'UmePlus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1.35cm" fo:min-width="5.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00"/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6.1cm" svg:height="1.6cm" svg:x="1cm" svg:y="1.4cm">
          <text:p text:style-name="P1">銀行で金をおろす</text:p>
          <text:p text:style-name="P1"><text:span text:style-name="T1">作業時間 </text:span><text:span text:style-name="T1">10</text:span><text:span text:style-name="T1">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1cm" svg:height="1.6cm" svg:x="9.1cm" svg:y="1.4cm">
          <text:p text:style-name="P1">スーパーで卵を買う</text:p>
          <text:p text:style-name="P3"><text:span text:style-name="T1">作業時間 </text:span><text:span text:style-name="T1">10</text:span><text:span text:style-name="T1">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6.1cm" svg:height="1.6cm" svg:x="1cm" svg:y="5.9cm">
          <text:p text:style-name="P1">お湯を沸かす</text:p>
          <text:p text:style-name="P3"><text:span text:style-name="T1">作業時間 </text:span><text:span text:style-name="T1">20</text:span><text:span text:style-name="T1">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1cm" svg:height="1.6cm" svg:x="17cm" svg:y="1.4cm">
          <text:p text:style-name="P1">卵を洗う</text:p>
          <text:p text:style-name="P3"><text:span text:style-name="T1">作業時間 </text:span><text:span text:style-name="T1">10</text:span><text:span text:style-name="T1">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1cm" svg:height="1.6cm" svg:x="9.1cm" svg:y="5.9cm">
          <text:p text:style-name="P1">卵をゆでる</text:p>
          <text:p text:style-name="P3"><text:span text:style-name="T1">作業時間 </text:span><text:span text:style-name="T1">10</text:span><text:span text:style-name="T1">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1cm" svg:height="1.6cm" svg:x="1.1cm" svg:y="9.9cm">
          <text:p text:style-name="P1">腹筋して腹をへらす</text:p>
          <text:p text:style-name="P3"><text:span text:style-name="T1">作業時間 </text:span><text:span text:style-name="T1">30</text:span><text:span text:style-name="T1">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1cm" svg:height="1.6cm" svg:x="17cm" svg:y="5.9cm">
          <text:p text:style-name="P1">殻を割る</text:p>
          <text:p text:style-name="P3"><text:span text:style-name="T1">作業時間 </text:span><text:span text:style-name="T1">10</text:span><text:span text:style-name="T1">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.1cm" svg:height="1.6cm" svg:x="24.8cm" svg:y="5.9cm">
          <text:p text:style-name="P1">塩を振る</text:p>
          <text:p text:style-name="P3"><text:span text:style-name="T1">作業時間 </text:span><text:span text:style-name="T1">10</text:span><text:span text:style-name="T1">分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7.1cm" svg:y1="2.2cm" svg:x2="9.1cm" svg:y2="2.2cm" draw:start-shape="id1" draw:start-glue-point="1" draw:end-shape="id2" draw:end-glue-point="3" svg:d="M7100 2200h2000" svg:viewBox="0 0 2001 1">
          <text:p/>
        </draw:connector>
        <draw:connector draw:style-name="gr2" draw:text-style-name="P4" draw:layer="layout" svg:x1="15.2cm" svg:y1="2.2cm" svg:x2="17cm" svg:y2="2.2cm" draw:start-shape="id2" draw:start-glue-point="1" draw:end-shape="id3" draw:end-glue-point="3" svg:d="M15200 2200h1800" svg:viewBox="0 0 1801 1">
          <text:p/>
        </draw:connector>
        <draw:connector draw:style-name="gr2" draw:text-style-name="P4" draw:layer="layout" svg:x1="20.05cm" svg:y1="3cm" svg:x2="12.15cm" svg:y2="5.9cm" draw:start-shape="id3" draw:end-shape="id4" draw:end-glue-point="0" svg:d="M20050 3000v1450h-7900v1450" svg:viewBox="0 0 7901 2901">
          <text:p/>
        </draw:connector>
        <draw:connector draw:style-name="gr2" draw:text-style-name="P4" draw:layer="layout" svg:x1="7.1cm" svg:y1="6.7cm" svg:x2="9.1cm" svg:y2="6.7cm" draw:start-shape="id5" draw:start-glue-point="1" draw:end-shape="id4" svg:d="M7100 6700h2000" svg:viewBox="0 0 2001 1">
          <text:p/>
        </draw:connector>
        <draw:connector draw:style-name="gr2" draw:text-style-name="P4" draw:layer="layout" svg:x1="15.2cm" svg:y1="6.7cm" svg:x2="17cm" svg:y2="6.7cm" draw:start-shape="id4" draw:start-glue-point="1" draw:end-shape="id6" svg:d="M15200 6700h1800" svg:viewBox="0 0 1801 1">
          <text:p/>
        </draw:connector>
        <draw:connector draw:style-name="gr2" draw:text-style-name="P4" draw:layer="layout" svg:x1="23.1cm" svg:y1="6.7cm" svg:x2="24.8cm" svg:y2="6.7cm" draw:start-shape="id6" draw:start-glue-point="1" draw:end-shape="id7" draw:end-glue-point="3" svg:d="M23100 6700h1700" svg:viewBox="0 0 17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Gothic" svg:font-family="'UmePlus Gothic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19T15:23:05.916735934</meta:creation-date>
    <meta:editing-duration>PT20M7S</meta:editing-duration>
    <meta:editing-cycles>16</meta:editing-cycles>
    <meta:generator>LibreOffice/6.4.7.2$Linux_X86_64 LibreOffice_project/40$Build-2</meta:generator>
    <dc:date>2021-05-26T09:50:28.340556048</dc:date>
    <meta:document-statistic meta:object-count="14"/>
  </office:meta>
</office:document-meta>
</file>